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2.624cm"/>
    </style:style>
    <style:style style:name="gr2" style:family="graphic" style:parent-style-name="objectwithoutfill">
      <style:graphic-properties svg:stroke-width="1cm" draw:marker-start-width="3.2cm" draw:marker-end-width="3.2cm" draw:fill="none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1.5cm" draw:marker-start-width="4.7cm" draw:marker-end-width="4.7cm" draw:fill="none" draw:textarea-vertical-align="middle" fo:padding-top="0.875cm" fo:padding-bottom="0.875cm" fo:padding-left="1cm" fo:padding-right="1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none" draw:fill-color="#ffffff"/>
      <style:paragraph-properties fo:line-height="115%" fo:text-align="center"/>
      <style:text-properties style:font-name="Digitalis" fo:font-size="140pt" fo:letter-spacing="0.028cm" fo:font-weight="normal" style:font-size-asian="140pt" style:font-weight-asian="normal" style:font-size-complex="140pt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igitalis" fo:font-size="133.699996948242pt" fo:letter-spacing="0.028cm" style:text-underline-style="solid" style:text-underline-width="auto" style:text-underline-color="font-color" fo:font-weight="bold" style:font-size-asian="133.699996948242pt" style:font-weight-asian="bold" style:font-size-complex="133.699996948242pt" style:font-weight-complex="bold"/>
    </style:style>
    <style:style style:name="T2" style:family="text">
      <style:text-properties style:font-name="Digitalis" fo:font-size="140pt" fo:letter-spacing="0.028cm" fo:font-weight="normal" style:font-size-asian="140pt" style:font-weight-asian="normal" style:font-size-complex="140pt" style:font-weight-complex="normal"/>
    </style:style>
    <style:style style:name="T3" style:family="text">
      <style:text-properties style:font-name="Digitalis" fo:font-size="99pt" fo:letter-spacing="0.028cm" fo:font-weight="normal" style:font-size-asian="99pt" style:font-weight-asian="normal" style:font-size-complex="99pt" style:font-weight-complex="normal"/>
    </style:style>
    <style:style style:name="T4" style:family="text">
      <style:text-properties style:font-name="Digitalis" fo:font-size="110pt" fo:letter-spacing="0.028cm" fo:font-weight="normal" style:font-size-asian="110pt" style:font-weight-asian="normal" style:font-size-complex="1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7cm" svg:height="23.074cm" svg:x="7cm" svg:y="3cm">
          <draw:text-box>
            <text:p text:style-name="P1"><text:span text:style-name="T1">Découverte récente</text:span></text:p>
            <text:p text:style-name="P1"><text:span text:style-name="T2"/></text:p>
            <text:p text:style-name="P1"><text:span text:style-name="T3">l’artefact semble avoir de temps à autre des latences lors de l’allumage des lumières</text:span></text:p>
            <text:p text:style-name="P1"><text:span text:style-name="T4"/></text:p>
            <text:p text:style-name="P1"><text:span text:style-name="T3">Si vous vous retrouvez dans une telle situation attendez quelques secondes</text:span></text:p>
          </draw:text-box>
        </draw:frame>
        <draw:g>
          <draw:line draw:style-name="gr2" draw:text-style-name="P3" draw:layer="layout" svg:x1="39.8cm" svg:y1="-0.5cm" svg:x2="35.491cm" svg:y2="4.592cm">
            <text:p/>
          </draw:line>
          <draw:line draw:style-name="gr2" draw:text-style-name="P3" draw:layer="layout" svg:x1="35.6cm" svg:y1="29.9cm" svg:x2="35.592cm" svg:y2="4.293cm">
            <text:p/>
          </draw:line>
        </draw:g>
        <draw:g>
          <draw:line draw:style-name="gr3" draw:text-style-name="P3" draw:layer="layout" svg:x1="42.801cm" svg:y1="0.5cm" svg:x2="38.492cm" svg:y2="5.592cm">
            <text:p/>
          </draw:line>
          <draw:line draw:style-name="gr3" draw:text-style-name="P3" draw:layer="layout" svg:x1="38.7cm" svg:y1="29.7cm" svg:x2="38.693cm" svg:y2="5.093cm">
            <text:p/>
          </draw:line>
        </draw:g>
        <draw:g>
          <draw:g>
            <draw:line draw:style-name="gr2" draw:text-style-name="P3" draw:layer="layout" svg:x1="2.019cm" svg:y1="30.121cm" svg:x2="6.361cm" svg:y2="25.056cm">
              <text:p/>
            </draw:line>
            <draw:line draw:style-name="gr2" draw:text-style-name="P3" draw:layer="layout" svg:x1="6.415cm" svg:y1="-0.252cm" svg:x2="6.258cm" svg:y2="25.355cm">
              <text:p/>
            </draw:line>
          </draw:g>
          <draw:g>
            <draw:line draw:style-name="gr3" draw:text-style-name="P3" draw:layer="layout" svg:x1="-0.976cm" svg:y1="29.102cm" svg:x2="3.366cm" svg:y2="24.037cm">
              <text:p/>
            </draw:line>
            <draw:line draw:style-name="gr3" draw:text-style-name="P3" draw:layer="layout" svg:x1="3.314cm" svg:y1="-0.072cm" svg:x2="3.162cm" svg:y2="24.53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7:12:44.726110753</meta:creation-date>
    <dc:date>2017-03-26T18:38:06.552869513</dc:date>
    <meta:editing-duration>PT56M1S</meta:editing-duration>
    <meta:editing-cycles>3</meta:editing-cycles>
    <meta:generator>LibreOffice/5.1.4.2$Linux_X86_64 LibreOffice_project/10m0$Build-2</meta:generator>
    <meta:document-statistic meta:object-count="14"/>
  </office:meta>
</office:document-meta>
</file>